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17.542cm" svg:height="1.738cm" svg:x="4.302cm" svg:y="9.652cm" presentation:class="title" presentation:user-transformed="true">
          <draw:text-box>
            <text:p>CI/CD BENEFITS PROPOS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.746cm" svg:height="2.5cm" svg:x="0.254cm" svg:y="1cm" presentation:class="title" presentation:user-transformed="true">
          <draw:text-box>
            <text:p>WHAT DOES CI/CD STAND FOR? <text:line-break/>THE CONCEPTS EXPLAINED</text:p>
          </draw:text-box>
        </draw:frame>
        <draw:frame presentation:style-name="pr4" draw:layer="layout" svg:width="25.5cm" svg:height="13cm" svg:x="0.662cm" svg:y="4.826cm" presentation:class="outline" presentation:user-transformed="true">
          <draw:text-box>
            <text:list text:style-name="L2">
              <text:list-item>
                <text:p>CI/CD consist of three major concepts</text:p>
              </text:list-item>
              <text:list-item>
                <text:p><text:s/>Continuous Integration</text:p>
                <text:p><text:span text:style-name="T1">Continuous Integration describes the process of </text:span><text:span text:style-name="T1">merging developer branches to the main branch </text:span><text:span text:style-name="T1">several times a day. CI puts an emphasis on test </text:span><text:span text:style-name="T1">automation and finally generates a high quality, </text:span><text:span text:style-name="T1">deployable artifact.</text:span></text:p>
              </text:list-item>
              <text:list-item>
                <text:p><text:span text:style-name="T1"/></text:p>
              </text:list-item>
              <text:list-item>
                <text:p>Continuous Delivery</text:p>
              </text:list-item>
              <text:list-item>
                <text:p><text:span text:style-name="T1">In addition to Continuous Integration, Continuous </text:span><text:span text:style-name="T1">Delivery makes sure that changes of a software </text:span><text:span text:style-name="T1">product can be released quickly to customers in an </text:span><text:span text:style-name="T1">automated way and at any point in time.</text:span></text:p>
              </text:list-item>
              <text:list-item>
                <text:p/>
              </text:list-item>
              <text:list-item>
                <text:p>Continuous Deployment</text:p>
              </text:list-item>
              <text:list-item>
                <text:p><text:span text:style-name="T1">Continuous Deployment extends Continuous Delivery </text:span><text:span text:style-name="T1">in such a way that it allows frequent automated </text:span><text:span text:style-name="T1">deployments without any human interaction. Typical </text:span><text:span text:style-name="T1">phases in Continuous Deployment are Infrastructure </text:span><text:span text:style-name="T1">Provisioning, Smoke Testing, Production Deployments </text:span><text:span text:style-name="T1">and automated Rollback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722cm" svg:x="0.67cm" svg:y="1.072cm" presentation:class="title" presentation:user-transformed="true">
          <draw:text-box>
            <text:p>WHAT ARE OUR OUR MAIN POINTS?</text:p>
          </draw:text-box>
        </draw:frame>
        <draw:frame draw:style-name="gr2" draw:text-style-name="P2" draw:layer="layout" svg:width="26.162cm" svg:height="9.095cm" svg:x="0.508cm" svg:y="6.653cm">
          <draw:text-box>
            <text:p>1. Our manual release process is error-prone and always leads to delays of production deployments</text:p>
            <text:p/>
            <text:p>2. This in turn often leads to poor software quality since we don’t have time for quality analysis anymore</text:p>
            <text:p/>
            <text:p>3. Deployments are pretty complex. Only a chosen few experts are able to understand the whole process and tons of hand crafted helper scripts. No smoke tests and rollback mechanisms.</text:p>
            <text:p/>
            <text:p>4. We get late feedback from the business department which prevents us from creating flexible solu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722cm" svg:x="0.67cm" svg:y="1.072cm" presentation:class="title" presentation:user-transformed="true">
          <draw:text-box>
            <text:p>WHAT ARE THE MILESTONES FACED?</text:p>
          </draw:text-box>
        </draw:frame>
        <draw:frame draw:style-name="gr3" draw:text-style-name="P2" draw:layer="layout" svg:width="24.13cm" svg:height="8.358cm" svg:x="1.016cm" svg:y="6.628cm">
          <draw:text-box>
            <text:p>1. Establishing CI/CD comes with a high amount of initial cost and learning. At first sight this might seem overwhelming compared to current best practices. </text:p>
            <text:p/>
            <text:p>2. Delivering CI/CD pipelines is not a one time effort, but requires constant support and maintenance as well as continuous development and improvement.</text:p>
            <text:p/>
            <text:p>3. Even though there are some challenges, CI/CD will improve overall business processes and dramatically reduce costs on the long ru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1.722cm" svg:x="0.67cm" svg:y="1.072cm" presentation:class="title" presentation:user-transformed="true">
          <draw:text-box>
            <text:p>WHAT ARE THE MILESTONES FACED?</text:p>
          </draw:text-box>
        </draw:frame>
        <draw:frame draw:style-name="gr3" draw:text-style-name="P2" draw:layer="layout" svg:width="24.13cm" svg:height="8.358cm" svg:x="1.016cm" svg:y="6.628cm">
          <draw:text-box>
            <text:p>1. Establishing CI/CD comes with a high amount of initial cost and learning. At first sight this might seem overwhelming compared to current best practices. </text:p>
            <text:p/>
            <text:p>2. Delivering CI/CD pipelines is not a one time effort, but requires constant support and maintenance as well as continuous development and improvement.</text:p>
            <text:p/>
            <text:p>3. Even though there are some challenges, CI/CD will improve overall business processes and dramatically reduce costs on the long ru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23:40:35.101440864</meta:creation-date>
    <meta:editing-duration>PT3M57S</meta:editing-duration>
    <meta:editing-cycles>2</meta:editing-cycles>
    <meta:generator>LibreOffice/6.4.7.2$Linux_X86_64 LibreOffice_project/40$Build-2</meta:generator>
    <dc:title>Alizarin</dc:title>
    <dc:date>2022-07-08T23:55:22.891045827</dc:date>
    <meta:document-statistic meta:object-count="56"/>
  </office:meta>
</office:document-meta>
</file>